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6.045cm"/>
    </style:style>
    <style:style style:name="co6" style:family="table-column">
      <style:table-column-properties fo:break-before="auto" style:column-width="4.002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81"/>
    <style:style style:name="ce4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Voltagem (V)</text:p>
          </table:table-cell>
          <table:table-cell table:style-name="ce1" office:value-type="string" calcext:value-type="string">
            <text:p>Raio interno (cm)</text:p>
          </table:table-cell>
          <table:table-cell table:style-name="ce1" office:value-type="string" calcext:value-type="string">
            <text:p>Raio externo (cm)</text:p>
          </table:table-cell>
          <table:table-cell table:style-name="ce1" office:value-type="string" calcext:value-type="string">
            <text:p>Comprimento de onda</text:p>
          </table:table-cell>
          <table:table-cell table:style-name="ce1" office:value-type="string" calcext:value-type="string">
            <text:p>Comprimento de onda (Picometro)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.7" calcext:value-type="float">
            <text:p>4,7</text:p>
          </table:table-cell>
          <table:table-cell office:value-type="float" office:value="7.1" calcext:value-type="float">
            <text:p>7,1</text:p>
          </table:table-cell>
          <table:table-cell table:formula="of:=[.H10]/(SQRT((2*[.H12]*[.H11]*[.A2])))" office:value-type="float" office:value="0.00000000002742137829" calcext:value-type="float">
            <text:p>2,74213782862645E-11</text:p>
          </table:table-cell>
          <table:table-cell table:formula="of:=[.D2]*(1000000000000)" office:value-type="float" office:value="27.4213782862645" calcext:value-type="float">
            <text:p>27,4213782862645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.7" calcext:value-type="float">
            <text:p>3,7</text:p>
          </table:table-cell>
          <table:table-cell office:value-type="float" office:value="6.2" calcext:value-type="float">
            <text:p>6,2</text:p>
          </table:table-cell>
          <table:table-cell table:formula="of:=[.H10]/(SQRT((2*[.H12]*[.H11]*[.A3])))" office:value-type="float" office:value="0.00000000002452642635" calcext:value-type="float">
            <text:p>2,45264263539296E-11</text:p>
          </table:table-cell>
          <table:table-cell table:formula="of:=[.D3]*(1000000000000)" office:value-type="float" office:value="24.5264263539296" calcext:value-type="float">
            <text:p>24,5264263539296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.2" calcext:value-type="float">
            <text:p>3,2</text:p>
          </table:table-cell>
          <table:table-cell office:value-type="float" office:value="5.1" calcext:value-type="float">
            <text:p>5,1</text:p>
          </table:table-cell>
          <table:table-cell table:formula="of:=[.H10]/(SQRT((2*[.H12]*[.H11]*[.A4])))" office:value-type="float" office:value="0.00000000002238946162" calcext:value-type="float">
            <text:p>2,23894616150608E-11</text:p>
          </table:table-cell>
          <table:table-cell table:formula="of:=[.D4]*(1000000000000)" office:value-type="float" office:value="22.3894616150608" calcext:value-type="float">
            <text:p>22,3894616150608</text:p>
          </table:table-cell>
          <table:table-cell table:number-columns-repeated="5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.9" calcext:value-type="float">
            <text:p>2,9</text:p>
          </table:table-cell>
          <table:table-cell office:value-type="float" office:value="4.8" calcext:value-type="float">
            <text:p>4,8</text:p>
          </table:table-cell>
          <table:table-cell table:formula="of:=[.H10]/(SQRT((2*[.H12]*[.H11]*[.A5])))" office:value-type="float" office:value="0.00000000002072861359" calcext:value-type="float">
            <text:p>2,07286135863093E-11</text:p>
          </table:table-cell>
          <table:table-cell table:formula="of:=[.D5]*(1000000000000)" office:value-type="float" office:value="20.7286135863093" calcext:value-type="float">
            <text:p>20,7286135863093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.6" calcext:value-type="float">
            <text:p>2,6</text:p>
          </table:table-cell>
          <table:table-cell office:value-type="float" office:value="4.4" calcext:value-type="float">
            <text:p>4,4</text:p>
          </table:table-cell>
          <table:table-cell table:formula="of:=[.H10]/(SQRT((2*[.H12]*[.H11]*[.A6])))" office:value-type="float" office:value="0.00000000001938984254" calcext:value-type="float">
            <text:p>1,93898425356992E-11</text:p>
          </table:table-cell>
          <table:table-cell table:formula="of:=[.D6]*(1000000000000)" office:value-type="float" office:value="19.3898425356992" calcext:value-type="float">
            <text:p>19,3898425356992</text:p>
          </table:table-cell>
          <table:table-cell table:number-columns-repeated="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.3" calcext:value-type="float">
            <text:p>2,3</text:p>
          </table:table-cell>
          <table:table-cell office:value-type="float" office:value="4.2" calcext:value-type="float">
            <text:p>4,2</text:p>
          </table:table-cell>
          <table:table-cell table:formula="of:=[.H10]/(SQRT((2*[.H12]*[.H11]*[.A7])))" office:value-type="float" office:value="0.00000000001828091886" calcext:value-type="float">
            <text:p>1,82809188575097E-11</text:p>
          </table:table-cell>
          <table:table-cell table:formula="of:=[.D7]*(1000000000000)" office:value-type="float" office:value="18.2809188575097" calcext:value-type="float">
            <text:p>18,2809188575097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table:formula="of:=[.H10]/(SQRT((2*[.H12]*[.H11]*[.A8])))" office:value-type="float" office:value="0.00000000001734280239" calcext:value-type="float">
            <text:p>1,73428023931361E-11</text:p>
          </table:table-cell>
          <table:table-cell table:formula="of:=[.D8]*(1000000000000)" office:value-type="float" office:value="17.3428023931361" calcext:value-type="float">
            <text:p>17,3428023931361</text:p>
          </table:table-cell>
          <table:table-cell table:number-columns-repeated="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.3" calcext:value-type="float">
            <text:p>2,3</text:p>
          </table:table-cell>
          <table:table-cell office:value-type="float" office:value="3.7" calcext:value-type="float">
            <text:p>3,7</text:p>
          </table:table-cell>
          <table:table-cell table:formula="of:=[.H10]/(SQRT((2*[.H12]*[.H11]*[.A9])))" office:value-type="float" office:value="0.00000000001653571327" calcext:value-type="float">
            <text:p>1,65357132745342E-11</text:p>
          </table:table-cell>
          <table:table-cell table:formula="of:=[.D9]*(1000000000000)" office:value-type="float" office:value="16.5357132745342" calcext:value-type="float">
            <text:p>16,5357132745342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2" calcext:value-type="float">
            <text:p>2,2</text:p>
          </table:table-cell>
          <table:table-cell office:value-type="float" office:value="3.4" calcext:value-type="float">
            <text:p>3,4</text:p>
          </table:table-cell>
          <table:table-cell table:formula="of:=[.H10]/(SQRT((2*[.H12]*[.H11]*[.A10])))" office:value-type="float" office:value="0.00000000001583174014" calcext:value-type="float">
            <text:p>1,58317401351254E-11</text:p>
          </table:table-cell>
          <table:table-cell table:formula="of:=[.D10]*(1000000000000)" office:value-type="float" office:value="15.8317401351254" calcext:value-type="float">
            <text:p>15,8317401351254</text:p>
          </table:table-cell>
          <table:table-cell/>
          <table:table-cell office:value-type="string" calcext:value-type="string">
            <text:p>h</text:p>
          </table:table-cell>
          <table:table-cell table:style-name="ce3" office:value-type="float" office:value="6.625E-034" calcext:value-type="float">
            <text:p>6,63E-34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table:formula="of:=[.H10]/(SQRT((2*[.H12]*[.H11]*[.A11])))" office:value-type="float" office:value="0.00000000001521064392" calcext:value-type="float">
            <text:p>1,52106439161572E-11</text:p>
          </table:table-cell>
          <table:table-cell table:formula="of:=[.D11]*(1000000000000)" office:value-type="float" office:value="15.2106439161572" calcext:value-type="float">
            <text:p>15,2106439161572</text:p>
          </table:table-cell>
          <table:table-cell/>
          <table:table-cell office:value-type="string" calcext:value-type="string">
            <text:p>e</text:p>
          </table:table-cell>
          <table:table-cell table:style-name="ce3" office:value-type="float" office:value="1.602E-019" calcext:value-type="float">
            <text:p>1,60E-19</text:p>
          </table:table-cell>
          <table:table-cell/>
          <table:table-cell office:value-type="float" office:value="3.33333333333333E+024" calcext:value-type="float">
            <text:p>3,33333333333333E+02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8" calcext:value-type="float">
            <text:p>1,8</text:p>
          </table:table-cell>
          <table:table-cell office:value-type="float" office:value="3.1" calcext:value-type="float">
            <text:p>3,1</text:p>
          </table:table-cell>
          <table:table-cell table:formula="of:=[.H10]/(SQRT((2*[.H12]*[.H11]*[.A12])))" office:value-type="float" office:value="0.00000000001465734323" calcext:value-type="float">
            <text:p>1,46573432314749E-11</text:p>
          </table:table-cell>
          <table:table-cell table:formula="of:=[.D12]*(1000000000000)" office:value-type="float" office:value="14.6573432314749" calcext:value-type="float">
            <text:p>14,6573432314749</text:p>
          </table:table-cell>
          <table:table-cell/>
          <table:table-cell office:value-type="string" calcext:value-type="string">
            <text:p>m</text:p>
          </table:table-cell>
          <table:table-cell table:style-name="ce4" office:value-type="float" office:value="9.109E-031" calcext:value-type="float">
            <text:p>9,109E-31</text:p>
          </table:table-cell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.8" calcext:value-type="float">
            <text:p>1,8</text:p>
          </table:table-cell>
          <table:table-cell office:value-type="float" office:value="2.7" calcext:value-type="float">
            <text:p>2,7</text:p>
          </table:table-cell>
          <table:table-cell table:formula="of:=[.H10]/(SQRT((2*[.H12]*[.H11]*[.A13])))" office:value-type="float" office:value="0.00000000001416033886" calcext:value-type="float">
            <text:p>1,41603388577008E-11</text:p>
          </table:table-cell>
          <table:table-cell table:formula="of:=[.D13]*(1000000000000)" office:value-type="float" office:value="14.1603388577008" calcext:value-type="float">
            <text:p>14,1603388577008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7">
      <number:scientific-number number:decimal-places="4" number:min-decimal-places="4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12:02:13.644294520</meta:creation-date>
    <dc:date>2022-07-26T14:05:00.579639872</dc:date>
    <meta:editing-duration>PT24M3S</meta:editing-duration>
    <meta:editing-cycles>6</meta:editing-cycles>
    <meta:generator>LibreOffice/7.3.4.2$Linux_X86_64 LibreOffice_project/30$Build-2</meta:generator>
    <meta:document-statistic meta:table-count="1" meta:cell-count="74" meta:object-count="0"/>
  </office:meta>
</office:document-meta>
</file>